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e474" officeooo:paragraph-rsid="000ae474"/>
    </style:style>
    <style:style style:name="P2" style:family="paragraph" style:parent-style-name="Standard">
      <style:paragraph-properties fo:text-align="justify" style:justify-single-word="false"/>
      <style:text-properties officeooo:rsid="000ae474" officeooo:paragraph-rsid="000ae474"/>
    </style:style>
    <style:style style:name="P3" style:family="paragraph" style:parent-style-name="Standard">
      <style:paragraph-properties fo:text-align="justify" style:justify-single-word="false"/>
      <style:text-properties officeooo:rsid="000b4fe4" officeooo:paragraph-rsid="000b4fe4"/>
    </style:style>
    <style:style style:name="P4" style:family="paragraph" style:parent-style-name="Standard">
      <style:paragraph-properties fo:text-align="justify" style:justify-single-word="false"/>
      <style:text-properties officeooo:rsid="000b4fe4" officeooo:paragraph-rsid="000c3d4a"/>
    </style:style>
    <style:style style:name="P5" style:family="paragraph" style:parent-style-name="Standard">
      <style:paragraph-properties fo:text-align="justify" style:justify-single-word="false"/>
      <style:text-properties officeooo:rsid="000b4fe4" officeooo:paragraph-rsid="000d3624"/>
    </style:style>
    <style:style style:name="P6" style:family="paragraph" style:parent-style-name="Standard">
      <style:paragraph-properties fo:text-align="justify" style:justify-single-word="false"/>
      <style:text-properties officeooo:rsid="000d3624" officeooo:paragraph-rsid="000d3624"/>
    </style:style>
    <style:style style:name="P7" style:family="paragraph" style:parent-style-name="Standard">
      <style:paragraph-properties fo:text-align="justify" style:justify-single-word="false"/>
      <style:text-properties officeooo:rsid="000d691a" officeooo:paragraph-rsid="000d691a"/>
    </style:style>
    <style:style style:name="T1" style:family="text">
      <style:text-properties officeooo:rsid="000b4fe4"/>
    </style:style>
    <style:style style:name="T2" style:family="text">
      <style:text-properties officeooo:rsid="000c3d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  <text:p text:style-name="P1"/>
      <text:p text:style-name="P1">intro:</text:p>
      <text:p text:style-name="P1"/>
      <text:p text:style-name="P2"><text:tab/>O trabalho prático realizado para a cadeira de Sistemas Operativos consiste na implementação um simulador das urgências de um hospital na linguagem de programação C. Este simulador será capaz de representar os processos de triagem e de atendimento que decorrem no hospital, utlizando mecanismos de gestão de processos, threads, comunicação e sincronização em Linux.</text:p>
      <text:p text:style-name="P2"/>
      <text:p text:style-name="P2">Funcionamento:</text:p>
      <text:p text:style-name="P2"/>
      <text:p text:style-name="P2"><text:tab/>No inicio do trabalho prático é ligo o ficheiro config.txt e carregado para o sistema a informação necessaria para arrancar o programa, ou seja o numero de processos doutor, o numero de threads de triagem, a duração dos turnos dos processos doutores e o numero maximo de pessoas na fila de mensagens, utilizando a função le_config() colocando toda a informação numa estrutura Config.</text:p>
      <text:p text:style-name="P2"><text:tab/>Em seguida é criado o named pipe, pela função cria_pipe(), é criado a Message queue, pela função cria_mq(), <text:span text:style-name="T1">é criado a fila de espera usando uma lista ligado</text:span>, <text:span text:style-name="T1">cria_fila(),</text:span> é criado a memoría partilhada, <text:span text:style-name="T1">criar_memoria_partilhada(), são criados todos os mecanismismos de sincronização, ou seja, os semaforos doutorFim, Triagem, Atendimento, o phtread_mutex_t mutexListaLigada, e o phtread_mutex_t mutex Depois são criados os processos doutor e as threads necessarias ao funcionamento.</text:span></text:p>
      <text:p text:style-name="P4"><text:span text:style-name="T2"><text:tab/>Os processos filhos doutores receberão uma função para fazer o respetivo atendimento.</text:span></text:p>
      <text:p text:style-name="P3"><text:tab/>Para alem das threads de triagem, serão criadas duas threads adicionais nas duas primeiras posições do array de threads, na posição 0, está a thread para ler a informação enviada para o named_pipe. Na posição 1 está uma thread responsável pela criação de novos processos doutores <text:span text:style-name="T2">n</text:span>o final do seu <text:span text:style-name="T2">respetivo </text:span>turno. <text:span text:style-name="T2">As restantes posições vão conter threads de triagem.</text:span></text:p>
      <text:p text:style-name="P4"><text:tab/></text:p>
      <text:p text:style-name="P5"><text:span text:style-name="T2">Ao criar as threads, elas recebem uma função worker para executarem. A thread na posição 0, está responsável por estar à escuta de informação vinda pelo named_pipe. Afinção worker chama-se le_pipe(). Esta função está responsável por por abrir o named_pipe, ler a informação e coloca num buffer, que é um array de chars. Esta informação pode ser de 3 tipos, “nome tempo_triagem tempo_atendimento prioridade” se estiver a ser tratado um uníco paciente, pode receber um grupo de pessoas, “numero_pessoas empo_triagem tempo_atendimento prioridade”, ou pode ser um comando especial para alterar o numero de threads, “TRIAGE=numero”. Para tratar esta informação é usada a função strtok() para separar os vários campos e colocados numa estrutura paciente caso não seja o comando para alterar as threads de triagem. Para distingir os grupos das pessoas sozinhas, utlizando a função isalpha() numa condição if, vemos que ou são pacientes sozinhos ou o comando “TRIAGE”.</text:span></text:p>
      <text:p text:style-name="P6">Em seguida se o token for igual à palavra “TRIAGE”, é guardado na variável nova_threads o valor e depois se o numero for maior do que o numero de theads que está na config, é feito um realoc a ao array de threads para aumentar o tamanho e criado mais threads nessas posiçoes. Se não é feito um realloc para diminuir o tamanho e é cancelado as threads necessárias.</text:p>
      <text:p text:style-name="P6">Se o token não for igual à palavra “TRIAGE” serão colocados numa estrututa paciente os dados do paciente e inseridos na lista ligada. A diferença dos grupos é que o nome das pessoas será “grupo” mais o numero de chegada, e é utilizado um ciclo for para inserir o numero de pessoa desse grupo. Em seguida será feito um sem_post para o semaforo Triagem que se emcontra a 0, e iniciará a função worker das threads de triagem, chamada triagem().</text:p>
      <text:p text:style-name="P6"/>
      <text:p text:style-name="P6">triagem()</text:p>
      <text:p text:style-name="P6"/>
      <text:p text:style-name="P6"><text:soft-page-break/>trabalha_doc()</text:p>
      <text:p text:style-name="P6"/>
      <text:p text:style-name="P7">cleanup()</text:p>
      <text:p text:style-name="P7">termina()</text:p>
      <text:p text:style-name="P7">print_stats()</text:p>
      <text:p text:style-name="P6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1:28:24.591288080</meta:creation-date>
    <dc:date>2017-12-10T02:18:54.744543718</dc:date>
    <meta:editing-duration>PT2M17S</meta:editing-duration>
    <meta:editing-cycles>1</meta:editing-cycles>
    <meta:document-statistic meta:table-count="0" meta:image-count="0" meta:object-count="0" meta:page-count="2" meta:paragraph-count="18" meta:word-count="563" meta:character-count="3534" meta:non-whitespace-character-count="2980"/>
    <meta:generator>LibreOffice/5.4.3.2$Linux_X86_64 LibreOffice_project/40m0$Build-2</meta:generator>
  </office:meta>
</office:document-meta>
</file>